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9be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553c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42b4c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1553cc" officeooo:paragraph-rsid="001b49f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8pt" fo:language="bg" fo:country="BG" officeooo:rsid="0009be51" officeooo:paragraph-rsid="0009be51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1pt" fo:language="bg" fo:country="BG" officeooo:rsid="0009be51" officeooo:paragraph-rsid="0009be51" style:font-size-asian="21pt" style:font-size-complex="21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bg" fo:country="BG" officeooo:rsid="0009be51" officeooo:paragraph-rsid="0009be51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officeooo:paragraph-rsid="0022d269"/>
    </style:style>
    <style:style style:name="P12" style:family="paragraph" style:parent-style-name="Standard">
      <style:paragraph-properties fo:text-align="justify" style:justify-single-word="false"/>
      <style:text-properties officeooo:paragraph-rsid="003f6ef7"/>
    </style:style>
    <style:style style:name="P13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language="bg" fo:country="BG" fo:font-weight="bold" officeooo:rsid="0009be51" officeooo:paragraph-rsid="000a8b6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bold" officeooo:rsid="00209db3" officeooo:paragraph-rsid="00209db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normal" officeooo:rsid="00209db3" officeooo:paragraph-rsid="0060d368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be307" officeooo:paragraph-rsid="002be307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3771d2" officeooo:paragraph-rsid="003771d2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3771d2" officeooo:paragraph-rsid="003771d2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2d269" officeooo:paragraph-rsid="0022d26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text-properties fo:font-size="16pt" fo:language="en" fo:country="US" fo:font-style="normal" fo:font-weight="bold" officeooo:rsid="00209db3" officeooo:paragraph-rsid="00209db3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text-properties fo:font-size="16pt" fo:language="en" fo:country="US" fo:font-style="normal" fo:font-weight="bold" officeooo:rsid="00209db3" officeooo:paragraph-rsid="0022714c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6pt" fo:font-weight="bold" officeooo:rsid="0022d269" officeooo:paragraph-rsid="0022d269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c9211e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paragraph-properties fo:text-align="justify" style:justify-single-word="false"/>
      <style:text-properties officeooo:paragraph-rsid="00209db3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22714c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22d269"/>
    </style:style>
    <style:style style:name="P32" style:family="paragraph" style:parent-style-name="Standard" style:list-style-name="L1">
      <style:text-properties fo:language="en" fo:country="US" fo:font-style="normal" fo:font-weight="bold" officeooo:rsid="00209db3" officeooo:paragraph-rsid="00209db3" style:font-style-asian="normal" style:font-weight-asian="bold" style:font-style-complex="normal" style:font-weight-complex="bold"/>
    </style:style>
    <style:style style:name="P33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572fb" officeooo:paragraph-rsid="002572f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270952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280682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font-weight="normal" officeooo:paragraph-rsid="002be307"/>
    </style:style>
    <style:style style:name="P40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0a8b63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officeooo:rsid="000a8b63" style:font-style-asian="normal" style:font-style-complex="normal"/>
    </style:style>
    <style:style style:name="T4" style:family="text">
      <style:text-properties fo:language="en" fo:country="US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language="en" fo:country="US" officeooo:rsid="00209db3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280682" style:font-weight-asian="normal" style:font-weight-complex="normal"/>
    </style:style>
    <style:style style:name="T8" style:family="text">
      <style:text-properties fo:language="en" fo:country="US" fo:font-weight="normal" officeooo:rsid="002be307" style:font-weight-asian="normal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normal" officeooo:rsid="00280682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fo:font-weight="normal" officeooo:rsid="002fc76e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2e1af3" style:font-weight-asian="bold" style:font-weight-complex="bold"/>
    </style:style>
    <style:style style:name="T14" style:family="text">
      <style:text-properties fo:language="en" fo:country="US" officeooo:rsid="00280682"/>
    </style:style>
    <style:style style:name="T15" style:family="text">
      <style:text-properties fo:font-size="14pt" fo:font-weight="normal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4b723d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style:font-weight-asian="normal" style:font-size-complex="14pt" style:font-weight-complex="normal"/>
    </style:style>
    <style:style style:name="T18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1c31d9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0a8b63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0af7eb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0c6c23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49dd1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73001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b49f3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1c31d9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1f2854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521399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6a8074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6c5663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officeooo:rsid="0019cef7" style:font-size-asian="12.25pt" style:font-style-asian="normal" style:font-size-complex="14pt" style:font-style-complex="normal"/>
    </style:style>
    <style:style style:name="T37" style:family="text">
      <style:text-properties fo:font-size="14pt" fo:language="en" fo:country="US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language="en" fo:country="US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language="en" fo:country="US" fo:font-style="normal" fo:font-weight="normal" officeooo:rsid="0024cb9d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language="en" fo:country="US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language="en" fo:country="US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language="en" fo:country="US" fo:font-style="normal" officeooo:rsid="0019cef7" style:font-size-asian="12.25pt" style:font-style-asian="normal" style:font-size-complex="14pt" style:font-style-complex="normal"/>
    </style:style>
    <style:style style:name="T43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44" style:family="text">
      <style:text-properties fo:font-size="14pt" fo:language="en" fo:country="US" fo:font-weight="normal" officeooo:rsid="000c6c23" style:font-size-asian="12.25pt" style:font-weight-asian="normal" style:font-size-complex="14pt" style:font-weight-complex="normal"/>
    </style:style>
    <style:style style:name="T45" style:family="text">
      <style:text-properties fo:font-size="14pt" fo:language="en" fo:country="US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46" style:family="text">
      <style:text-properties fo:font-size="14pt" fo:language="bg" fo:country="BG" fo:font-style="normal" officeooo:rsid="0060d368" style:font-size-asian="14pt" style:font-style-asian="normal" style:font-size-complex="14pt" style:font-style-complex="normal"/>
    </style:style>
    <style:style style:name="T47" style:family="text">
      <style:text-properties fo:font-size="14pt" fo:language="bg" fo:country="BG" fo:font-style="normal" officeooo:rsid="0060e107" style:font-size-asian="14pt" style:font-style-asian="normal" style:font-size-complex="14pt" style:font-style-complex="normal"/>
    </style:style>
    <style:style style:name="T48" style:family="text">
      <style:text-properties fo:font-size="14pt" style:font-size-complex="14pt"/>
    </style:style>
    <style:style style:name="T49" style:family="text">
      <style:text-properties fo:font-size="14pt" style:font-size-asian="12.25pt" style:font-size-complex="14pt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0a8b63" style:font-style-asian="normal" style:font-weight-asian="normal" style:font-style-complex="normal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0a8b63" style:font-style-asian="normal" style:font-style-complex="normal"/>
    </style:style>
    <style:style style:name="T54" style:family="text">
      <style:text-properties fo:font-style="normal" officeooo:rsid="0043cd17" style:font-style-asian="normal" style:font-style-complex="normal"/>
    </style:style>
    <style:style style:name="T55" style:family="text">
      <style:text-properties fo:color="#333333" loext:opacity="100%" style:font-name="Times New Roman"/>
    </style:style>
    <style:style style:name="T56" style:family="text">
      <style:text-properties fo:color="#333333" loext:opacity="100%" style:font-name="Times New Roman" fo:font-size="14pt" fo:language="bg" fo:country="BG" fo:font-style="normal" fo:font-weight="normal" officeooo:rsid="00209db3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color="#333333" loext:opacity="100%" style:font-name="Times New Roman" fo:font-size="14pt" fo:language="bg" fo:country="BG" fo:font-style="normal" fo:font-weight="normal" officeooo:rsid="0022d269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333333" loext:opacity="100%" style:font-name="Times New Roman" fo:font-size="14pt" fo:language="bg" fo:country="BG" fo:font-style="normal" fo:font-weight="normal" officeooo:rsid="0040495f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color="#333333" loext:opacity="100%" style:font-name="Times New Roman" fo:font-size="14pt" fo:language="bg" fo:country="BG" fo:font-style="normal" fo:font-weight="normal" officeooo:rsid="007635f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color="#333333" loext:opacity="100%" style:font-name="Times New Roman" fo:font-size="14pt" fo:language="bg" fo:country="BG" fo:font-style="normal" fo:font-weight="normal" officeooo:rsid="0022714c" style:font-style-asian="normal" style:font-weight-asian="normal" style:font-size-complex="14pt" style:font-style-complex="normal" style:font-weight-complex="normal"/>
    </style:style>
    <style:style style:name="T61" style:family="text">
      <style:text-properties fo:color="#333333" loext:opacity="100%" style:font-name="Times New Roman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fo:color="#333333" loext:opacity="100%" style:font-name="Times New Roman" fo:font-size="14pt" fo:language="bg" fo:country="BG" fo:font-style="italic" fo:font-weight="normal" officeooo:rsid="003de22d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color="#333333" loext:opacity="100%" style:font-name="Times New Roman" fo:font-size="14pt" fo:language="bg" fo:country="BG" fo:font-style="italic" fo:font-weight="normal" style:font-style-asian="italic" style:font-weight-asian="normal" style:font-size-complex="14pt" style:font-style-complex="italic" style:font-weight-complex="normal"/>
    </style:style>
    <style:style style:name="T64" style:family="text">
      <style:text-properties fo:color="#333333" loext:opacity="100%" style:font-name="Times New Roman" fo:font-size="14pt" fo:language="bg" fo:country="BG" fo:font-weight="normal" style:font-size-asian="14pt" style:font-weight-asian="normal" style:font-size-complex="14pt" style:font-weight-complex="normal"/>
    </style:style>
    <style:style style:name="T65" style:family="text">
      <style:text-properties fo:color="#333333" loext:opacity="100%" style:font-name="Times New Roman" fo:font-size="14pt" fo:language="bg" fo:country="BG" fo:font-weight="normal" officeooo:rsid="003de22d" style:font-size-asian="14pt" style:font-weight-asian="normal" style:font-size-complex="14pt" style:font-weight-complex="normal"/>
    </style:style>
    <style:style style:name="T66" style:family="text">
      <style:text-properties fo:color="#333333" loext:opacity="100%" style:font-name="Times New Roman" fo:font-size="14pt" fo:language="bg" fo:country="BG" fo:font-weight="normal" style:font-weight-asian="normal" style:font-size-complex="14pt" style:font-weight-complex="normal"/>
    </style:style>
    <style:style style:name="T67" style:family="text">
      <style:text-properties fo:color="#333333" loext:opacity="100%" style:font-name="Times New Roman" fo:font-size="14pt" fo:language="bg" fo:country="BG" fo:font-weight="normal" officeooo:rsid="0022714c" style:font-weight-asian="normal" style:font-size-complex="14pt" style:font-weight-complex="normal"/>
    </style:style>
    <style:style style:name="T68" style:family="text">
      <style:text-properties fo:color="#333333" loext:opacity="100%" style:font-name="Times New Roman" fo:font-size="14pt" fo:language="bg" fo:country="BG" fo:font-weight="normal" officeooo:rsid="0022d269" style:font-weight-asian="normal" style:font-size-complex="14pt" style:font-weight-complex="normal"/>
    </style:style>
    <style:style style:name="T69" style:family="text">
      <style:text-properties fo:color="#333333" loext:opacity="100%" style:font-name="Times New Roman" fo:font-size="14pt" fo:language="bg" fo:country="BG" fo:font-weight="normal" officeooo:rsid="0060d368" style:font-weight-asian="normal" style:font-size-complex="14pt" style:font-weight-complex="normal"/>
    </style:style>
    <style:style style:name="T70" style:family="text">
      <style:text-properties fo:color="#333333" loext:opacity="100%" style:font-name="Times New Roman" fo:font-size="14pt" fo:language="bg" fo:country="BG" fo:font-weight="normal" officeooo:rsid="0064e1a2" style:font-weight-asian="normal" style:font-size-complex="14pt" style:font-weight-complex="normal"/>
    </style:style>
    <style:style style:name="T71" style:family="text">
      <style:text-properties fo:color="#333333" loext:opacity="100%" style:font-name="Times New Roman" fo:font-size="14pt" fo:language="bg" fo:country="BG" fo:font-weight="normal" officeooo:rsid="0066e72b" style:font-weight-asian="normal" style:font-size-complex="14pt" style:font-weight-complex="normal"/>
    </style:style>
    <style:style style:name="T72" style:family="text">
      <style:text-properties fo:color="#333333" loext:opacity="100%" style:font-name="Times New Roman" fo:font-size="14pt" fo:language="en" fo:country="US" fo:font-style="normal" fo:font-weight="bold" officeooo:rsid="00209db3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333333" loext:opacity="100%" style:font-name="Times New Roman" fo:font-size="14pt" fo:language="en" fo:country="US" fo:font-style="normal" fo:font-weight="bold" officeooo:rsid="0022714c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color="#333333" loext:opacity="100%" style:font-name="Times New Roman" fo:font-size="14pt" fo:language="en" fo:country="US" fo:font-style="italic" fo:font-weight="normal" officeooo:rsid="00209db3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fo:color="#333333" loext:opacity="100%" style:font-name="Times New Roman" fo:font-size="14pt" fo:language="en" fo:country="US" fo:font-weight="bold" officeooo:rsid="0022714c" style:font-weight-asian="bold" style:font-size-complex="14pt" style:font-weight-complex="bold"/>
    </style:style>
    <style:style style:name="T76" style:family="text">
      <style:text-properties fo:color="#333333" loext:opacity="100%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color="#333333" loext:opacity="100%" style:font-name="Times New Roman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T78" style:family="text">
      <style:text-properties fo:color="#333333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79" style:family="text">
      <style:text-properties fo:color="#333333" loext:opacity="100%" style:font-name="Times New Roman" fo:font-size="14pt" fo:font-weight="normal" officeooo:rsid="003de22d" style:font-size-asian="14pt" style:font-weight-asian="normal" style:font-size-complex="14pt" style:font-weight-complex="normal"/>
    </style:style>
    <style:style style:name="T80" style:family="text">
      <style:text-properties fo:color="#333333" loext:opacity="100%" style:font-name="Times New Roman" fo:font-size="14pt" style:font-size-asian="14pt" style:font-size-complex="14pt"/>
    </style:style>
    <style:style style:name="T81" style:family="text">
      <style:text-properties fo:color="#333333" loext:opacity="100%" style:font-name="Times New Roman" fo:font-size="14pt" style:font-size-complex="14pt"/>
    </style:style>
    <style:style style:name="T82" style:family="text">
      <style:text-properties fo:color="#333333" loext:opacity="100%" style:font-name="Times New Roman" fo:font-size="14pt" fo:font-weight="bold" style:font-weight-asian="bold" style:font-size-complex="14pt" style:font-weight-complex="bold"/>
    </style:style>
    <style:style style:name="T83" style:family="text">
      <style:text-properties fo:color="#333333" loext:opacity="100%" style:font-name="Times New Roman" fo:language="bg" fo:country="BG"/>
    </style:style>
    <style:style style:name="T84" style:family="text">
      <style:text-properties fo:color="#333333" loext:opacity="100%" style:font-name="Times New Roman" fo:language="bg" fo:country="BG" fo:font-style="normal" style:font-style-asian="normal" style:font-style-complex="normal"/>
    </style:style>
    <style:style style:name="T85" style:family="text">
      <style:text-properties fo:color="#333333" loext:opacity="100%" style:font-name="Times New Roman" fo:font-size="16pt" fo:language="en" fo:country="US" fo:font-style="normal" fo:font-weight="bold" officeooo:rsid="00209db3" style:font-size-asian="14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333333" loext:opacity="100%" style:font-name="Times New Roman" fo:language="en" fo:country="US" fo:font-style="normal" style:font-style-asian="normal" style:font-style-complex="normal"/>
    </style:style>
    <style:style style:name="T87" style:family="text">
      <style:text-properties fo:language="bg" fo:country="BG"/>
    </style:style>
    <style:style style:name="T88" style:family="text">
      <style:text-properties fo:language="bg" fo:country="BG" officeooo:rsid="002572fb"/>
    </style:style>
    <style:style style:name="T89" style:family="text">
      <style:text-properties fo:language="bg" fo:country="BG" fo:font-style="normal" officeooo:rsid="002be307" style:font-size-asian="12.25pt" style:font-style-asian="normal" style:font-weight-asian="normal" style:font-size-complex="14pt" style:font-style-complex="normal" style:font-weight-complex="normal"/>
    </style:style>
    <style:style style:name="T90" style:family="text">
      <style:text-properties fo:language="bg" fo:country="BG" fo:font-style="normal" officeooo:rsid="005439b6" style:font-size-asian="12.25pt" style:font-style-asian="normal" style:font-weight-asian="normal" style:font-size-complex="14pt" style:font-style-complex="normal" style:font-weight-complex="normal"/>
    </style:style>
    <style:style style:name="T91" style:family="text">
      <style:text-properties fo:language="bg" fo:country="BG" fo:font-style="normal" officeooo:rsid="0055b601" style:font-size-asian="12.25pt" style:font-style-asian="normal" style:font-weight-asian="normal" style:font-size-complex="14pt" style:font-style-complex="normal" style:font-weight-complex="normal"/>
    </style:style>
    <style:style style:name="T92" style:family="text">
      <style:text-properties fo:language="bg" fo:country="BG" fo:font-style="normal" officeooo:rsid="0056acdd" style:font-size-asian="12.25pt" style:font-style-asian="normal" style:font-weight-asian="normal" style:font-size-complex="14pt" style:font-style-complex="normal" style:font-weight-complex="normal"/>
    </style:style>
    <style:style style:name="T93" style:family="text">
      <style:text-properties fo:language="bg" fo:country="BG" fo:font-style="normal" officeooo:rsid="00580893" style:font-size-asian="12.25pt" style:font-style-asian="normal" style:font-weight-asian="normal" style:font-size-complex="14pt" style:font-style-complex="normal" style:font-weight-complex="normal"/>
    </style:style>
    <style:style style:name="T94" style:family="text">
      <style:text-properties fo:language="bg" fo:country="BG" fo:font-style="normal" officeooo:rsid="0058e287" style:font-size-asian="12.25pt" style:font-style-asian="normal" style:font-weight-asian="normal" style:font-size-complex="14pt" style:font-style-complex="normal" style:font-weight-complex="normal"/>
    </style:style>
    <style:style style:name="T95" style:family="text">
      <style:text-properties fo:language="bg" fo:country="BG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277616" style:font-weight-asian="normal" style:font-weight-complex="normal"/>
    </style:style>
    <style:style style:name="T98" style:family="text">
      <style:text-properties fo:font-weight="normal" officeooo:rsid="002791df" style:font-weight-asian="normal" style:font-weight-complex="normal"/>
    </style:style>
    <style:style style:name="T99" style:family="text">
      <style:text-properties fo:font-weight="normal" officeooo:rsid="00280682" style:font-weight-asian="normal" style:font-weight-complex="normal"/>
    </style:style>
    <style:style style:name="T100" style:family="text">
      <style:text-properties fo:font-weight="normal" officeooo:rsid="002be307" style:font-weight-asian="normal" style:font-weight-complex="normal"/>
    </style:style>
    <style:style style:name="T101" style:family="text">
      <style:text-properties fo:font-weight="normal" officeooo:rsid="0074b729" style:font-weight-asian="normal" style:font-weight-complex="normal"/>
    </style:style>
    <style:style style:name="T102" style:family="text">
      <style:text-properties fo:font-weight="normal" officeooo:rsid="007d72d9" style:font-weight-asian="normal" style:font-weight-complex="normal"/>
    </style:style>
    <style:style style:name="T103" style:family="text">
      <style:text-properties fo:font-weight="normal" officeooo:rsid="007f5bfc" style:font-weight-asian="normal" style:font-weight-complex="normal"/>
    </style:style>
    <style:style style:name="T104" style:family="text">
      <style:text-properties fo:font-weight="normal" officeooo:rsid="008af2dc" style:font-weight-asian="normal" style:font-weight-complex="normal"/>
    </style:style>
    <style:style style:name="T105" style:family="text">
      <style:text-properties fo:font-weight="normal" officeooo:rsid="008b290f" style:font-weight-asian="normal" style:font-weight-complex="normal"/>
    </style:style>
    <style:style style:name="T106" style:family="text">
      <style:text-properties fo:font-size="16pt" fo:font-weight="bold" style:font-size-asian="14pt" style:font-weight-asian="bold" style:font-size-complex="16pt" style:font-weight-complex="bold"/>
    </style:style>
    <style:style style:name="T107" style:family="text">
      <style:text-properties fo:font-size="16pt" fo:language="en" fo:country="US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108" style:family="text">
      <style:text-properties fo:font-size="16pt" fo:language="en" fo:country="US" fo:font-weight="bold" style:font-size-asian="14pt" style:font-weight-asian="bold" style:font-size-complex="16pt" style:font-weight-complex="bold"/>
    </style:style>
    <style:style style:name="T109" style:family="text">
      <style:text-properties fo:font-style="italic" fo:font-weight="normal" officeooo:rsid="00280682" style:font-style-asian="italic" style:font-weight-asian="normal" style:font-style-complex="italic" style:font-weight-complex="normal"/>
    </style:style>
    <style:style style:name="T110" style:family="text">
      <style:text-properties officeooo:rsid="002cb30b"/>
    </style:style>
    <style:style style:name="T111" style:family="text">
      <style:text-properties officeooo:rsid="002e1af3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officeooo:rsid="005a0564"/>
    </style:style>
    <style:style style:name="T114" style:family="text">
      <style:text-properties officeooo:rsid="007300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Извод на типове</text:p>
      <text:p text:style-name="P9">Документация</text:p>
      <text:p text:style-name="P10">Александър Иванов</text:p>
      <text:p text:style-name="P10">3<text:span text:style-name="T1">MI0800398</text:span></text:p>
      <text:p text:style-name="P6"><text:span text:style-name="T1"/></text:p>
      <text:p text:style-name="P7"><text:span text:style-name="T1"/></text:p>
      <text:p text:style-name="P7"><text:span text:style-name="T1"/></text:p>
      <text:p text:style-name="P1"><text:span text:style-name="T5">1. </text:span>Дизайн на решението</text:p>
      <text:p text:style-name="P2"><text:tab/><text:span text:style-name="T15">Всеки ламбда израз представлява дърво от по-малки ламбда изрази. Основата на проекта е рекурсивна функция</text:span><text:span text:style-name="T44"> </text:span><text:span text:style-name="T15">над това дърво. То ще оценява типа на всеки връх(външен израз) едва след като оцени децата на този връх(вътрешните изрази). Обхождането ще се случва в </text:span><text:span text:style-name="T49">дълбочина</text:span><text:span text:style-name="T16">(Ляво-Дясно-Корен)</text:span><text:span text:style-name="T15">. Резултатът от обхождането на връх ще бъде наредена двойка &lt;</text:span><text:span text:style-name="T18">тип на израза</text:span><text:span text:style-name="T15">, </text:span><text:span text:style-name="T18">полагания, </text:span><text:span text:style-name="T19">брояч на създадени типове</text:span><text:span text:style-name="T15">&gt;, където </text:span><text:span text:style-name="T18">тип на израза </text:span><text:span text:style-name="T20">е </text:span><text:span text:style-name="T21">окончателен </text:span><text:span text:style-name="T20">тип на оценявания външен израз, а </text:span><text:span text:style-name="T18">полагания</text:span><text:span text:style-name="T20"> е таблица от наредени двойки &lt;</text:span><text:span text:style-name="T18">име на тип, нов тип</text:span><text:span text:style-name="T20">&gt;. Тези полагания </text:span><text:span text:style-name="T35">са нужни за полагането на променливи, дошли от</text:span><text:span text:style-name="T41"> closure.</text:span><text:span text:style-name="T45"> </text:span><text:span text:style-name="T20">Така се получава окончателния </text:span><text:span text:style-name="T28">тип </text:span><text:span text:style-name="T33">на израза(но не и на всички променливи)</text:span><text:span text:style-name="T20">. </text:span><text:span text:style-name="T21">Всяка нова променлива първо е от най-общ тип. Чрез полаганията т</text:span><text:span text:style-name="T24">ипа ѝ</text:span><text:span text:style-name="T21"> се променя </text:span><text:span text:style-name="T22">и </text:span><text:span text:style-name="T21">става все „по-конкрет</text:span><text:span text:style-name="T24">ен</text:span><text:span text:style-name="T21">“. Окончателният ѝ тип става ясен едва когато са обходени всички върхове </text:span><text:span text:style-name="T22">наследници на върха, представляващ израза абстракция, в която тази променлива е дефинирана</text:span><text:span text:style-name="T21">.</text:span></text:p>
      <text:p text:style-name="P4"><text:span text:style-name="T21"><text:tab/></text:span><text:span text:style-name="T29">Относно полаганията: има основно наблюдение, което се </text:span><text:span text:style-name="T38">изпо</text:span><text:span text:style-name="T39">л</text:span><text:span text:style-name="T38">зва</text:span><text:span text:style-name="T29"> в кода. Първ</text:span><text:span text:style-name="T31">ият</text:span><text:span text:style-name="T29"> „</text:span><text:span text:style-name="T31">аргумент“</text:span><text:span text:style-name="T29"> на </text:span><text:span text:style-name="T40">а</text:span><text:span text:style-name="T31">пликацията</text:span><text:span text:style-name="T38"> </text:span><text:span text:style-name="T29">е функция с аргумент от тип типа на втор</text:span><text:span text:style-name="T31">ия</text:span><text:span text:style-name="T29"> </text:span><text:span text:style-name="T31">„аргумент“</text:span><text:span text:style-name="T29"> и общ(непознат досега) връщан тип. Друго важно наблюдение е при полагането на функ</text:span><text:span text:style-name="T32">ц</text:span><text:span text:style-name="T29">ия с функция. Тогава задачата за генериране на полагания се свежда до полагане за напасване на типовете на аргументите и полагане за напасване на типовете на връщаните резултати. </text:span><text:span text:style-name="T31">Трето наблюдение е, че не може да има(но е възможно да се появят) циклични типове – </text:span><text:span text:style-name="T34">тогава връщаме грешка</text:span><text:span text:style-name="T31">.</text:span></text:p>
      <text:p text:style-name="P3"><text:span text:style-name="T23"><text:tab/>За дефиниране на нови имена на типове на променливи ще бъде необходимо броене на създадените досега имена, откакто е започнало оценяването на целия израз.</text:span><text:span text:style-name="T24"> </text:span><text:span text:style-name="T26">Всяко ново име ще бъде във формата </text:span><text:span text:style-name="T36">аХ</text:span><text:span text:style-name="T26">, където </text:span><text:span text:style-name="T36">Х</text:span><text:span text:style-name="T26"> е броя на създадените досега имена </text:span><text:span text:style-name="T30">на типове</text:span><text:span text:style-name="T26">.</text:span></text:p>
      <text:p text:style-name="P5"><text:span text:style-name="T24"><text:tab/></text:span><text:span text:style-name="T20">По време на оценяването на израз трябва да бъдат пазени дефинираните досега промениливи и техните предположени типове. Това ще се </text:span><text:span text:style-name="T25">случва в таблица, </text:span><text:span text:style-name="T26">манипулирана с помощта на библиотеката </text:span><text:span text:style-name="T42">Data</text:span><text:span text:style-name="T37"> </text:span><text:span text:style-name="T27">и типа </text:span><text:span text:style-name="T42">Map</text:span><text:span text:style-name="T26">.</text:span></text:p>
      <text:p text:style-name="P2"><text:span text:style-name="T23"/></text:p>
      <text:p text:style-name="P2"><text:span text:style-name="T23"/></text:p>
      <text:p text:style-name="P13"><text:span text:style-name="T50">В хода на имплементацията се оказа, че </text:span><text:span text:style-name="T51">тази идея наподобява алгоритъма на </text:span><text:span text:style-name="T3">Hindley-Milner.</text:span><text:span text:style-name="T2"><text:line-break/>“</text:span><text:span text:style-name="T51">Наподобява“, защото авторът на тази документация </text:span><text:span text:style-name="T54">НЕ</text:span><text:span text:style-name="T51"> е </text:span><text:span text:style-name="T53">напълно</text:span><text:span text:style-name="T51"> запознат с този алгоритъм.</text:span></text:p>
      <text:p text:style-name="P13"><text:span text:style-name="T51"/></text:p>
      <text:p text:style-name="P13"><text:soft-page-break/><text:span text:style-name="T51"/></text:p>
      <text:p text:style-name="P14"><text:span text:style-name="T53">1.</text:span><text:span text:style-name="T52">1 LambdaTerm module</text:span></text:p>
      <text:p text:style-name="P15"><text:span text:style-name="T52"><text:tab/></text:span><text:span text:style-name="T46">Представя ламбда израз </text:span><text:span text:style-name="T47">като </text:span><text:span text:style-name="T46">дърво.</text:span></text:p>
      <text:list text:style-name="L1">
        <text:list-item>
          <text:p text:style-name="P29"><text:span text:style-name="T72">Variable </text:span><text:span text:style-name="T74">name – </text:span><text:span text:style-name="T56">променлива с име </text:span><text:span text:style-name="T74">name</text:span></text:p>
        </text:list-item>
        <text:list-item>
          <text:p text:style-name="P28"><text:span text:style-name="T72">Apply </text:span><text:span text:style-name="T74">LambdaTerm LambdaTerm – </text:span><text:span text:style-name="T56">операция апликация в ламбда смятането, <text:tab/>където първото поле е фунцкията, а второто – аргумента ѝ</text:span></text:p>
        </text:list-item>
        <text:list-item>
          <text:p text:style-name="P32"><text:span text:style-name="T80">Lambda </text:span><text:span text:style-name="T78">[</text:span><text:span text:style-name="T61">аргументи</text:span><text:span text:style-name="T78">] </text:span><text:span text:style-name="T76">LambdaTerm</text:span><text:span text:style-name="T78"> – </text:span><text:span text:style-name="T64">операция абстракция, второто поле е тялото на абстракцията, </text:span><text:span text:style-name="T79">[</text:span><text:span text:style-name="T62">аргументите</text:span><text:span text:style-name="T79">] </text:span><text:span text:style-name="T65">са имена на променливи.</text:span></text:p>
        </text:list-item>
      </text:list>
      <text:p text:style-name="P24"><text:span text:style-name="T83">1.2 </text:span><text:span text:style-name="T55">TermType module</text:span></text:p>
      <text:p text:style-name="P25"><text:span text:style-name="T55"><text:tab/></text:span><text:span text:style-name="T69">Представя типа на </text:span><text:span text:style-name="T70">ламбда </text:span><text:span text:style-name="T69">израз.</text:span></text:p>
      <text:list text:continue-numbering="true" text:style-name="L1">
        <text:list-item>
          <text:p text:style-name="P30"><text:span text:style-name="T75">Type</text:span><text:span text:style-name="T82">Variable</text:span><text:span text:style-name="T81"> </text:span><text:span text:style-name="T77">name – </text:span><text:span text:style-name="T60"><text:s/>тип </text:span><text:span text:style-name="T66">променлива, име</text:span><text:span text:style-name="T71">то</text:span><text:span text:style-name="T66"> </text:span><text:span text:style-name="T68">на типа </text:span><text:span text:style-name="T67">е </text:span><text:span text:style-name="T63">name</text:span></text:p>
        </text:list-item>
        <text:list-item>
          <text:p text:style-name="P31"><text:span text:style-name="T73">TypeFunction</text:span><text:span text:style-name="T72"> </text:span><text:span text:style-name="T74">TermType</text:span><text:span text:style-name="T85"> </text:span><text:span text:style-name="T74">TermType – </text:span><text:span text:style-name="T57">тип функция, първото поле е типа на аргумента, а второто – тип на връщания тип.</text:span></text:p>
        </text:list-item>
      </text:list>
      <text:p text:style-name="P11"><text:span text:style-name="T57"/></text:p>
      <text:p text:style-name="P12"><text:span text:style-name="T57"><text:tab/>Многоместните функции се представят като едн</text:span><text:span text:style-name="T58">о</text:span><text:span text:style-name="T57">аргументни фун</text:span><text:span text:style-name="T59">к</text:span><text:span text:style-name="T57">ции, <text:tab/>връщащи едноаргументни функции и така докато не се изчерпат <text:tab/>аргументите.</text:span></text:p>
      <text:p text:style-name="P26"><text:span text:style-name="T84">1.3 </text:span><text:span text:style-name="T86">Utils module</text:span></text:p>
      <text:p text:style-name="P22"><text:tab/><text:span text:style-name="T88">Съдържа помощни типове и функции.</text:span></text:p>
      <text:list text:style-name="L2">
        <text:list-item>
          <text:p text:style-name="P33"><text:span text:style-name="T112">data Result</text:span> – <text:span text:style-name="T87">комбинация от </text:span>Either<text:span text:style-name="T87"> и </text:span>Maybe</text:p>
        </text:list-item>
        <text:list-item>
          <text:p text:style-name="P34"><text:span text:style-name="T12">countDigits</text:span><text:span text:style-name="T1"> – </text:span>бро<text:span text:style-name="T114">и</text:span> цифрите на число – за красиво печатане на тестовете</text:p>
        </text:list-item>
      </text:list>
      <text:p text:style-name="P19">1.4<text:span text:style-name="T1"> Inference module</text:span></text:p>
      <text:p text:style-name="P16"><text:span text:style-name="T1"><text:tab/></text:span><text:span text:style-name="T15">Съдържа логиката за обхождане на дървото на израза с </text:span><text:span text:style-name="T43">DFS </text:span><text:span text:style-name="T15">алгоритъма</text:span><text:span text:style-name="T43">.</text:span></text:p>
      <text:list text:style-name="L3">
        <text:list-item>
          <text:p text:style-name="P40"><text:span text:style-name="T48">InferTFacade</text:span> - <text:span text:style-name="T17">фасадна функция за оценяване на тип на израз(за да не се пише boilerplate code в тестовете)</text:span></text:p>
        </text:list-item>
        <text:list-item>
          <text:p text:style-name="P36">getName<text:span text:style-name="T96"> – </text:span><text:span text:style-name="T101">генерира ново име на тип</text:span></text:p>
        </text:list-item>
        <text:list-item>
          <text:p text:style-name="P36">inferT – <text:span text:style-name="T96">оценява типа на </text:span><text:span text:style-name="T104">израз</text:span><text:span text:style-name="T96">, като приема таблицата с текущите видими <text:tab/></text:span><text:span text:style-name="T105">променливи </text:span><text:span text:style-name="T96">и техните типове, ламбда израз и брояча на викане(за <text:tab/>имената на нови типове)</text:span></text:p>
          <text:list>
            <text:list-item>
              <text:p text:style-name="P37"><text:span text:style-name="T96">Ако оценява </text:span><text:span text:style-name="T1">Variable</text:span><text:span text:style-name="T6"> </text:span><text:span text:style-name="T9">x</text:span><text:span text:style-name="T6"> – </text:span><text:span text:style-name="T96">връща типа на </text:span><text:span text:style-name="T6">x </text:span><text:span text:style-name="T96">в таблицата. Ако не намери <text:tab/>това <text:tab/>име, връща грешка </text:span><text:span text:style-name="T6">Unbound Variable </text:span><text:span text:style-name="T9">x</text:span></text:p>
            </text:list-item>
            <text:list-item>
              <text:p text:style-name="P37"><text:span text:style-name="T96">Ако оценява </text:span><text:span text:style-name="T1">Apply</text:span><text:span text:style-name="T6"> </text:span><text:span text:style-name="T9">m</text:span><text:span text:style-name="T6"> </text:span><text:span text:style-name="T9">n</text:span><text:span text:style-name="T6"> – </text:span><text:span text:style-name="T96">оценява </text:span><text:span text:style-name="T9">m</text:span><text:span text:style-name="T6">, </text:span><text:span text:style-name="T96">прилага полагания, получени от <text:tab/>оценяването на</text:span><text:span text:style-name="T6"> </text:span><text:span text:style-name="T9">m</text:span><text:span text:style-name="T6">, </text:span><text:span text:style-name="T96">върху всички типове, за които има полагания. <text:tab/>После оценява </text:span><text:span text:style-name="T9">n</text:span><text:span text:style-name="T6">. </text:span><text:span text:style-name="T96">После прилага полагания, получени от <text:tab/>оценяването на</text:span><text:span text:style-name="T6"> </text:span><text:span text:style-name="T9">n</text:span><text:span text:style-name="T6">,</text:span><text:span text:style-name="T96"> върху типа на </text:span><text:span text:style-name="T9">m</text:span><text:span text:style-name="T6">. </text:span><text:span text:style-name="T96">После генерира полагания, за да <text:tab/>напасне типа на </text:span><text:span text:style-name="T9">m</text:span><text:span text:style-name="T6"> </text:span><text:span text:style-name="T96">с </text:span><text:span text:style-name="T97">типа </text:span><text:span text:style-name="T96">функция с аргумент типа на</text:span><text:span text:style-name="T6"> </text:span><text:span text:style-name="T11">n</text:span><text:span text:style-name="T6"> </text:span><text:span text:style-name="T96">и <text:tab/>произволен(досега несрещан) връщан тип. Накрая прилага тези <text:tab/>полагания върху произволния връщан тип на функцията. </text:span><text:span text:style-name="T98">В</text:span><text:span text:style-name="T96">ръща <text:tab/>новия тип след прилагане на полаганията и навързва всички </text:span><text:soft-page-break/><text:span text:style-name="T96"><text:tab/>направени полагания, така че да се приложат после върху <text:tab/>променливите, получен</text:span><text:span text:style-name="T103">и</text:span><text:span text:style-name="T96"> от </text:span><text:span text:style-name="T6">closure.</text:span></text:p>
            </text:list-item>
            <text:list-item>
              <text:p text:style-name="P38"><text:span text:style-name="T6">Ако оценява </text:span><text:span text:style-name="T14">Lambda</text:span><text:span text:style-name="T7"> [</text:span><text:span text:style-name="T10">и</text:span><text:span text:style-name="T109">мена на променливи</text:span><text:span text:style-name="T7">] </text:span><text:span text:style-name="T10">body</text:span><text:span text:style-name="T7"> – </text:span><text:span text:style-name="T99">за повече от един <text:tab/>аргумент, връща <text:tab/>функция с тип на аргумент първия аргумент и <text:tab/>връщан тип оценката <text:tab/>на </text:span><text:span text:style-name="T7">Lambda </text:span><text:span text:style-name="T99">без първия аргумент и със <text:tab/>същото тяло. Ако няма <text:tab/>аргументи, връща типа на тялото. <text:tab/>Обработката на аргумент разширява таблицата с променливи или <text:tab/>заменя типа на променливата, ако променлива с даденото име вече <text:tab/>се среща. Това не загубва стария тип на променливата, </text:span><text:span text:style-name="T100">защото ако <text:tab/>има такъв, то той се пази в старата инстанция на <text:tab/>таблицата(</text:span><text:span text:style-name="T8">Map.insert </text:span><text:span text:style-name="T100">не променя старата таблица, а </text:span><text:span text:style-name="T102">създава</text:span><text:span text:style-name="T100"> нова).</text:span></text:p>
            </text:list-item>
          </text:list>
        </text:list-item>
      </text:list>
      <text:p text:style-name="P17">1.5 Substitutions<text:span text:style-name="T1"> module</text:span></text:p>
      <text:p text:style-name="P20"><text:span text:style-name="T1"><text:tab/></text:span>Съдържа логиката за полагания и проверки при полагания.</text:p>
      <text:list text:style-name="L4">
        <text:list-item>
          <text:p text:style-name="P39"><text:span text:style-name="T4">a</text:span><text:span text:style-name="T95">ppSubstToType</text:span><text:span text:style-name="T89"> – прилага полагания </text:span><text:span text:style-name="T90">върху</text:span><text:span text:style-name="T89"> конкретен </text:span><text:span text:style-name="T90">тип </text:span><text:span text:style-name="T91">на израз <text:line-break/><text:tab/><text:tab/><text:tab/></text:span><text:span text:style-name="T92">(</text:span><text:span text:style-name="T93">така </text:span><text:span text:style-name="T92">променя израза </text:span><text:span text:style-name="T94">чрез полагания</text:span><text:span text:style-name="T92">)</text:span><text:span text:style-name="T89">.</text:span></text:p>
        </text:list-item>
        <text:list-item>
          <text:p text:style-name="P35"><text:span text:style-name="T112">chainSubst</text:span> – прилага полаганията върху полагания, целта е да избегнем <text:s text:c="2"/><text:tab/>частни случаи, при които се разчита на подредбата на полаганията в <text:tab/>таблицата при обхождане и прилагане. Накратно се свързват <text:tab/>полагания, <text:tab/>така че да няма междинни полагания, ами директно едно <text:tab/>полагане за име на променлива, ако има такова.</text:p>
        </text:list-item>
        <text:list-item>
          <text:p text:style-name="P35"><text:span text:style-name="T112">getSubs</text:span> – генерира полагания, така че да напасне типове. Проверява за <text:tab/>циклични конструк<text:span text:style-name="T113">ц</text:span>ии. Ако се сравняват функции, логиката за <text:tab/>полагания се привежда до генериране на полагания за напасване на <text:tab/>типа на аргумента и типа на връщания тип. Ако единият тип е просто <text:tab/>променлива, то щом генерираме полагане, <text:span text:style-name="T110">то </text:span>трябва тази променлива <text:tab/>да приеме типа на другия аргумент на всяка цена. <text:span text:style-name="T110">Ако са еднакви <text:tab/>променливите, нищо не се полага.</text:span></text:p>
        </text:list-item>
        <text:list-item>
          <text:p text:style-name="P35"><text:span text:style-name="T13">c</text:span><text:span text:style-name="T112">ontains</text:span> – проверява дали не се среща даден тип в типа на израз. <text:span text:style-name="T111">Не може да <text:tab/>дефинираме един тип, чрез друг тип, който друг тип се дефинира с <text:tab/>единия тип.</text:span></text:p>
        </text:list-item>
      </text:list>
      <text:p text:style-name="P18">1.6 <text:span text:style-name="T1">Main module</text:span></text:p>
      <text:p text:style-name="P21"><text:span text:style-name="T1"><text:tab/></text:span>Съдържа тестове и началото на програмата. <text:span text:style-name="T106">Тук се пишат изрази, с <text:tab/>които потребителят иска да тества програмата, като слага </text:span><text:span text:style-name="T108">новa <text:tab/></text:span><text:span text:style-name="T106">наредена двойка &lt;число, ламбда израз&gt; </text:span><text:span text:style-name="T108">в</text:span><text:span text:style-name="T106"> </text:span><text:span text:style-name="T107">testCases. </text:span>Идеята на <text:tab/>числата е по-лесна ориентация при входа и изхода.</text:p>
      <text:p text:style-name="P21"/>
      <text:p text:style-name="P27">2. Използвани източници</text:p>
      <text:p text:style-name="P23"><text:a xlink:type="simple" xlink:href="https://bernsteinbear.com/blog/type-inference/" text:style-name="Internet_20_link" text:visited-style-name="Visited_20_Internet_20_Link">Damas-Hindley-Milner inference two ways | Max Bernstein</text:a></text:p>
      <text:p text:style-name="P23"><text:a xlink:type="simple" xlink:href="https://proglang.informatik.uni-freiburg.de/teaching/compilerbau/2012ws/17-simply-typed.pdf" text:style-name="Internet_20_link" text:visited-style-name="Visited_20_Internet_20_Link">Type Inference - For the Simply-Typed Lambda Calculus</text:a> </text:p>
      <text:p text:style-name="P23"><text:a xlink:type="simple" xlink:href="https://medium.com/@aleksandrasays/type-inference-under-the-hood-f0ebbeb005a3" text:style-name="Internet_20_link" text:visited-style-name="Visited_20_Internet_20_Link">Type inference under the hood.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25:11.452000000</meta:creation-date>
    <dc:date>2024-12-30T22:35:14.523000000</dc:date>
    <meta:editing-duration>PT6H8M27S</meta:editing-duration>
    <meta:editing-cycles>95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44" meta:word-count="968" meta:character-count="6205" meta:non-whitespace-character-count="5216"/>
  </office:meta>
</office:document-meta>
</file>